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aab45" officeooo:paragraph-rsid="001aab45"/>
    </style:style>
    <style:style style:name="P2" style:family="paragraph" style:parent-style-name="Text_20_body">
      <style:text-properties officeooo:paragraph-rsid="001aab45"/>
    </style:style>
    <style:style style:name="P3" style:family="paragraph" style:parent-style-name="Header">
      <style:text-properties officeooo:rsid="001d62d7" officeooo:paragraph-rsid="001d62d7"/>
    </style:style>
    <style:style style:name="P4" style:family="paragraph" style:parent-style-name="Heading_20_3">
      <style:text-properties officeooo:rsid="001aab45" officeooo:paragraph-rsid="001aab45"/>
    </style:style>
    <style:style style:name="P5" style:family="paragraph" style:parent-style-name="Text_20_body">
      <style:text-properties officeooo:paragraph-rsid="001aab45"/>
    </style:style>
    <style:style style:name="P6" style:family="paragraph" style:parent-style-name="Text_20_body">
      <style:text-properties officeooo:rsid="001da590" officeooo:paragraph-rsid="001da590"/>
    </style:style>
    <style:style style:name="P7" style:family="paragraph" style:parent-style-name="Text_20_body" style:list-style-name="L1">
      <style:text-properties officeooo:rsid="001da590" officeooo:paragraph-rsid="001da590"/>
    </style:style>
    <style:style style:name="P8" style:family="paragraph" style:parent-style-name="Text_20_body">
      <style:text-properties officeooo:rsid="001e7a58" officeooo:paragraph-rsid="001e7a58"/>
    </style:style>
    <style:style style:name="P9" style:family="paragraph" style:parent-style-name="Text_20_body" style:list-style-name="L2">
      <style:text-properties officeooo:rsid="001e7a58" officeooo:paragraph-rsid="001e7a58"/>
    </style:style>
    <style:style style:name="P10" style:family="paragraph" style:parent-style-name="Text_20_body" style:list-style-name="L2">
      <style:text-properties officeooo:rsid="0020734d" officeooo:paragraph-rsid="0020734d"/>
    </style:style>
    <style:style style:name="P11" style:family="paragraph" style:parent-style-name="Text_20_body" style:list-style-name="L2">
      <style:text-properties officeooo:rsid="0021a61e" officeooo:paragraph-rsid="0021a61e"/>
    </style:style>
    <style:style style:name="P12" style:family="paragraph" style:parent-style-name="Text_20_body" style:list-style-name="L2">
      <style:text-properties officeooo:rsid="0023464f" officeooo:paragraph-rsid="0023464f"/>
    </style:style>
    <style:style style:name="P13" style:family="paragraph" style:parent-style-name="Text_20_body" style:list-style-name="L2">
      <style:text-properties officeooo:rsid="002487cd" officeooo:paragraph-rsid="002487cd"/>
    </style:style>
    <style:style style:name="P14" style:family="paragraph" style:parent-style-name="Text_20_body">
      <style:text-properties officeooo:rsid="002487cd" officeooo:paragraph-rsid="002487cd"/>
    </style:style>
    <style:style style:name="P15" style:family="paragraph" style:parent-style-name="Text_20_body">
      <style:text-properties officeooo:rsid="002650bd" officeooo:paragraph-rsid="002650bd"/>
    </style:style>
    <style:style style:name="P16" style:family="paragraph" style:parent-style-name="Text_20_body" style:list-style-name="L3">
      <style:text-properties officeooo:rsid="002650bd" officeooo:paragraph-rsid="002650bd"/>
    </style:style>
    <style:style style:name="P17" style:family="paragraph" style:parent-style-name="Text_20_body" style:list-style-name="L3">
      <style:text-properties officeooo:rsid="002650bd" officeooo:paragraph-rsid="0029b761"/>
    </style:style>
    <style:style style:name="P18" style:family="paragraph" style:parent-style-name="Text_20_body">
      <style:text-properties officeooo:rsid="002650bd" officeooo:paragraph-rsid="0029b761"/>
    </style:style>
    <style:style style:name="P19" style:family="paragraph" style:parent-style-name="Text_20_body" style:list-style-name="L3">
      <style:text-properties officeooo:rsid="0029b761" officeooo:paragraph-rsid="0029b761"/>
    </style:style>
    <style:style style:name="P20" style:family="paragraph" style:parent-style-name="Text_20_body" style:list-style-name="L3">
      <style:text-properties officeooo:rsid="002ac940" officeooo:paragraph-rsid="002ac940"/>
    </style:style>
    <style:style style:name="P21" style:family="paragraph" style:parent-style-name="Text_20_body" style:list-style-name="L2">
      <style:text-properties officeooo:rsid="002bbc86" officeooo:paragraph-rsid="002bbc86"/>
    </style:style>
    <style:style style:name="P22" style:family="paragraph" style:parent-style-name="Text_20_body">
      <style:text-properties officeooo:rsid="002bbc86" officeooo:paragraph-rsid="002bbc86"/>
    </style:style>
    <style:style style:name="P23" style:family="paragraph" style:parent-style-name="Text_20_body" style:list-style-name="L2">
      <style:text-properties officeooo:rsid="002d32c4" officeooo:paragraph-rsid="002d32c4"/>
    </style:style>
    <style:style style:name="P24" style:family="paragraph" style:parent-style-name="Text_20_body">
      <style:text-properties officeooo:rsid="003101c3" officeooo:paragraph-rsid="003101c3"/>
    </style:style>
    <style:style style:name="P25" style:family="paragraph" style:parent-style-name="Text_20_body" style:list-style-name="L4">
      <style:text-properties officeooo:rsid="003101c3" officeooo:paragraph-rsid="003101c3"/>
    </style:style>
    <style:style style:name="P26" style:family="paragraph" style:parent-style-name="Text_20_body" style:list-style-name="L4">
      <style:text-properties officeooo:rsid="00315e44" officeooo:paragraph-rsid="00315e44"/>
    </style:style>
    <style:style style:name="P27" style:family="paragraph" style:parent-style-name="Text_20_body">
      <style:text-properties officeooo:rsid="00324956" officeooo:paragraph-rsid="00324956"/>
    </style:style>
    <style:style style:name="P28" style:family="paragraph" style:parent-style-name="Text_20_body" style:list-style-name="L5">
      <style:text-properties officeooo:rsid="00338988" officeooo:paragraph-rsid="00338988"/>
    </style:style>
    <style:style style:name="P29" style:family="paragraph" style:parent-style-name="Text_20_body">
      <style:text-properties officeooo:rsid="00338988" officeooo:paragraph-rsid="00338988"/>
    </style:style>
    <style:style style:name="P30" style:family="paragraph" style:parent-style-name="Text_20_body">
      <style:text-properties officeooo:rsid="0034c663" officeooo:paragraph-rsid="0034c663"/>
    </style:style>
    <style:style style:name="P31" style:family="paragraph" style:parent-style-name="Text_20_body" style:list-style-name="L6">
      <style:text-properties officeooo:rsid="0034c663" officeooo:paragraph-rsid="0034c66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0ef37" style:font-style-asian="normal" style:font-style-complex="normal"/>
    </style:style>
    <style:style style:name="T4" style:family="text">
      <style:text-properties fo:font-style="normal" officeooo:rsid="002396a4" style:font-style-asian="normal" style:font-style-complex="normal"/>
    </style:style>
    <style:style style:name="T5" style:family="text">
      <style:text-properties fo:font-style="normal" officeooo:rsid="001e7a58" style:font-style-asian="normal" style:font-style-complex="normal"/>
    </style:style>
    <style:style style:name="T6" style:family="text">
      <style:text-properties fo:font-style="normal" officeooo:rsid="00315e44" style:font-style-asian="normal" style:font-style-complex="normal"/>
    </style:style>
    <style:style style:name="T7" style:family="text">
      <style:text-properties fo:font-style="normal" officeooo:rsid="00353990" style:font-style-asian="normal" style:font-style-complex="normal"/>
    </style:style>
    <style:style style:name="T8" style:family="text">
      <style:text-properties officeooo:rsid="00279290"/>
    </style:style>
    <style:style style:name="T9" style:family="text">
      <style:text-properties officeooo:rsid="0028e5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Vocab: </text:h>
      <text:p text:style-name="P15">Mulato – currently offensive term for mixed-race people of both African and European descent</text:p>
      <text:list xml:id="list2400063273" text:style-name="L3">
        <text:list-item>
          <text:p text:style-name="P16">comes from “mule”, many people of African descent were referred to by terms people would use for animals and beasts of burden; came from when Latin America would measure the whiteness of people. </text:p>
        </text:list-item>
        <text:list-item>
          <text:p text:style-name="P17">Whiteness was <text:span text:style-name="T9">(ostensibly still is, if not necessarily consciously for many) </text:span>seen as the most perfect and superior race, and those who were or were seen as such enjoyed many privileges that people who weren’t as white (or weren’t white at all) couldn’t have. </text:p>
        </text:list-item>
        <text:list-item>
          <text:p text:style-name="P19">In Spain, it took 6 generations with only White people for a mixed-race person to be considered “almost clean” (cuasi limpio) </text:p>
          <text:list>
            <text:list-item>
              <text:p text:style-name="P20">in the US, they were much more stringent (one-drop rule)</text:p>
            </text:list-item>
          </text:list>
        </text:list-item>
      </text:list>
      <text:p text:style-name="P18"><text:span text:style-name="T8">Whitening - called Blanquermiento</text:span></text:p>
      <text:p text:style-name="P2"/>
      <text:p text:style-name="P2"/>
      <text:p text:style-name="P2"/>
      <text:p text:style-name="P2"/>
      <text:h text:style-name="P4" text:outline-level="3">Notes:</text:h>
      <text:p text:style-name="P2"/>
      <text:p text:style-name="P6">Flamenco </text:p>
      <text:p text:style-name="P6"/>
      <text:p text:style-name="P6">1492 – Spain gets rid of the last Moorish stronghold at Granada</text:p>
      <text:list xml:id="list3004719825" text:style-name="L1">
        <text:list-item>
          <text:p text:style-name="P7">also Columbus does that thing </text:p>
        </text:list-item>
      </text:list>
      <text:p text:style-name="P8">Inquisition – set up to enforce an old Catholic <text:span text:style-name="T1">white</text:span><text:span text:style-name="T2"> orthodoxy for the Spanish country</text:span></text:p>
      <text:list xml:id="list2462673966" text:style-name="L2">
        <text:list-item>
          <text:p text:style-name="P9"><text:span text:style-name="T2">pureza de sangre – “blood purity”, Catholic explicitly implies white here</text:span></text:p>
          <text:list>
            <text:list-item>
              <text:p text:style-name="P9"><text:span text:style-name="T2">so does this mean that a non-white Catholic wouldn’t be considered Catholic</text:span></text:p>
            </text:list-item>
          </text:list>
        </text:list-item>
        <text:list-item>
          <text:p text:style-name="P9"><text:span text:style-name="T2">limpieza</text:span></text:p>
        </text:list-item>
        <text:list-item>
          <text:p text:style-name="P10"><text:span text:style-name="T2">moriscos – formerly Muslim people </text:span><text:span text:style-name="T3">forced to convert to Catholicism by the Inquisition</text:span></text:p>
          <text:list>
            <text:list-item>
              <text:p text:style-name="P10"><text:soft-page-break/><text:span text:style-name="T2">the “other people”; were forced to convert to Catholicism, which “made them white” in the eyes of the Inquisition. However, it’s super unlikely that the white majority treated them the same. </text:span></text:p>
            </text:list-item>
            <text:list-item>
              <text:p text:style-name="P11"><text:span text:style-name="T2">Were pressured to abandon their language and beliefs, tried to practice in secret</text:span></text:p>
            </text:list-item>
          </text:list>
        </text:list-item>
        <text:list-item>
          <text:p text:style-name="P10"><text:span text:style-name="T2">conversos – formerly Jewish people </text:span><text:span text:style-name="T3">forced to convert to Catholicism by the Inquisition</text:span></text:p>
          <text:list>
            <text:list-item>
              <text:p text:style-name="P11"><text:span text:style-name="T3">t</text:span><text:span text:style-name="T2">here were many who emigrated</text:span></text:p>
            </text:list-item>
          </text:list>
        </text:list-item>
        <text:list-item>
          <text:p text:style-name="P12"><text:span text:style-name="T2">Alpujarras uprisings – there were two, 1499 – 1501 and 1568 – 1571. Was a result to the forced conversion and forced abandonment of their beliefs and language. </text:span></text:p>
        </text:list-item>
        <text:list-item>
          <text:p text:style-name="P12"><text:span text:style-name="T4">Granada e</text:span><text:span text:style-name="T2">xpulsion of the Moriscos – </text:span><text:span text:style-name="T4">was a result of the uprisings; Moriscos were forced out of Granada to other parts of Spain. </text:span></text:p>
        </text:list-item>
        <text:list-item>
          <text:p text:style-name="P13"><text:span text:style-name="T4">N</text:span><text:span text:style-name="T2">egro curro - </text:span><text:a xlink:type="simple" xlink:href="https://www.wikiwand.com/en/Music_of_Cuba#/The_Black_Curros_(Negros_Curros" text:style-name="Internet_20_link" text:visited-style-name="Visited_20_Internet_20_Link"><text:span text:style-name="T5">https://www.wikiwand.com/en/Music_of_Cuba#/The_Black_Curros_(Negros_Curros</text:span></text:a><text:span text:style-name="T5">)</text:span></text:p>
        </text:list-item>
      </text:list>
      <text:p text:style-name="P14"><text:span text:style-name="T5"/></text:p>
      <text:list xml:id="list160820333183357" text:continue-numbering="true" text:style-name="L2">
        <text:list-item>
          <text:p text:style-name="P13"><text:span text:style-name="T5">R</text:span><text:span text:style-name="T2">ua do pozo dos negros – Street in Lisbon, Portugal, “Street of the pit of the blacks”; </text:span></text:p>
          <text:list>
            <text:list-item>
              <text:p text:style-name="P13"><text:span text:style-name="T2">Pit here means burial pit; Black people weren’t allowed to be buried in cemetaries with white Christians, the excuse given was that it was holy ground</text:span></text:p>
              <text:list>
                <text:list-item>
                  <text:p text:style-name="P13"><text:span text:style-name="T2">Ostensibly this meant that black people were unholy or ritually unclean to them</text:span></text:p>
                </text:list-item>
                <text:list-item>
                  <text:p text:style-name="P13"><text:span text:style-name="T2">They instead put their corpses in burial pits. </text:span></text:p>
                </text:list-item>
              </text:list>
            </text:list-item>
          </text:list>
        </text:list-item>
      </text:list>
      <text:p text:style-name="P14"><text:span text:style-name="T2"/></text:p>
      <text:list xml:id="list160821187542534" text:continue-numbering="true" text:style-name="L2">
        <text:list-item>
          <text:p text:style-name="P21"><text:span text:style-name="T2">Enslaved women </text:span></text:p>
          <text:list>
            <text:list-item>
              <text:p text:style-name="P21"><text:span text:style-name="T2">Often forced to work as maids and weren’t allowed to have any family whatsoever; they were to live their lives as a maid, and then die as one. </text:span></text:p>
            </text:list-item>
            <text:list-item>
              <text:p text:style-name="P21"><text:span text:style-name="T2">Very often sexually exploited</text:span></text:p>
              <text:list>
                <text:list-item>
                  <text:p text:style-name="P23"><text:span text:style-name="T2">90% of the children of enslaved women in these situations were those of their masters</text:span></text:p>
                </text:list-item>
              </text:list>
            </text:list-item>
            <text:list-item>
              <text:p text:style-name="P21"><text:span text:style-name="T2">Would often be rented out by owners. </text:span></text:p>
            </text:list-item>
          </text:list>
        </text:list-item>
      </text:list>
      <text:p text:style-name="P22"><text:span text:style-name="T2"/></text:p>
      <text:p text:style-name="P24"><text:span text:style-name="T2">Santander</text:span></text:p>
      <text:list xml:id="list3140085972" text:style-name="L4">
        <text:list-item>
          <text:p text:style-name="P25"><text:span text:style-name="T2">Liverpool, Bristol</text:span></text:p>
        </text:list-item>
        <text:list-item>
          <text:p text:style-name="P25"><text:span text:style-name="T2">Bordeaux, Nante</text:span></text:p>
        </text:list-item>
        <text:list-item>
          <text:p text:style-name="P25"><text:soft-page-break/><text:span text:style-name="T2">original accumulation of capital, </text:span><text:span text:style-name="T6">reinvested in industry</text:span></text:p>
          <text:list>
            <text:list-item>
              <text:p text:style-name="P26"><text:span text:style-name="T2">came either directly from the slave trade, or colonial economic enterprises </text:span></text:p>
            </text:list-item>
          </text:list>
        </text:list-item>
      </text:list>
      <text:p text:style-name="P22"><text:span text:style-name="T2"/></text:p>
      <text:p text:style-name="P22"><text:span text:style-name="T2"/></text:p>
      <text:p text:style-name="P27"><text:span text:style-name="T2">Why is it so hard to locate evidence of Black musical influence in the history of music in Spain, and why has it been ignored traditionally? </text:span></text:p>
      <text:list xml:id="list2990172185" text:style-name="L5">
        <text:list-item>
          <text:p text:style-name="P28"><text:span text:style-name="T2">Answer this for homework</text:span></text:p>
        </text:list-item>
        <text:list-item>
          <text:p text:style-name="P28"><text:span text:style-name="T2">Answer the Gurumbe questions for discussion for HW actually</text:span></text:p>
        </text:list-item>
      </text:list>
      <text:p text:style-name="P29"><text:span text:style-name="T2"/></text:p>
      <text:p text:style-name="P29"><text:span text:style-name="T2"/></text:p>
      <text:p text:style-name="P30"><text:span text:style-name="T2">Black Brotherhoods – “cofradias”</text:span></text:p>
      <text:list xml:id="list1192312728" text:style-name="L6">
        <text:list-item>
          <text:p text:style-name="P31"><text:span text:style-name="T2">group of free African people in Spain </text:span></text:p>
        </text:list-item>
        <text:list-item>
          <text:p text:style-name="P31"><text:span text:style-name="T2">only allowed to have an organization if the goals fit within societal acceptance</text:span></text:p>
          <text:list>
            <text:list-item>
              <text:p text:style-name="P31"><text:span text:style-name="T2">Was a Black Christian Brotherhood</text:span></text:p>
            </text:list-item>
          </text:list>
        </text:list-item>
        <text:list-item>
          <text:p text:style-name="P31"><text:span text:style-name="T2">in the New World, there was a White counterpart to “keep them in line” </text:span></text:p>
        </text:list-item>
        <text:list-item>
          <text:p text:style-name="P31"><text:span text:style-name="T2">famous for street performances</text:span></text:p>
          <text:list>
            <text:list-item>
              <text:p text:style-name="P31"><text:span text:style-name="T2">Would mix Catholic concepts with their old African beliefs</text:span></text:p>
            </text:list-item>
            <text:list-item>
              <text:p text:style-name="P31"><text:span text:style-name="T2">Caught a lot of attention particularly at feast day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ab45" officeooo:paragraph-rsid="001aab45"/>
    </style:style>
    <style:style style:name="MP2" style:family="paragraph" style:parent-style-name="Header">
      <style:text-properties officeooo:rsid="001d62d7" officeooo:paragraph-rsid="001d62d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zeez Hakeem</text:p>
        <text:p text:style-name="MP1"><text:date style:data-style-name="N37" text:date-value="2021-10-04T15:06:41.420343294" text:fixed="true">10/04/21</text:date></text:p>
        <text:p text:style-name="MP2">AFRO 10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4T15:06:42.016542104</meta:creation-date>
    <dc:title>Class Notes</dc:title>
    <meta:editing-duration>PT48M13S</meta:editing-duration>
    <meta:editing-cycles>24</meta:editing-cycles>
    <meta:generator>LibreOffice/7.2.1.2$Linux_X86_64 LibreOffice_project/20$Build-2</meta:generator>
    <dc:date>2021-10-04T16:08:05.139085019</dc:date>
    <meta:document-statistic meta:table-count="0" meta:image-count="0" meta:object-count="0" meta:page-count="3" meta:paragraph-count="51" meta:word-count="593" meta:character-count="3500" meta:non-whitespace-character-count="2966"/>
    <meta:template xlink:type="simple" xlink:actuate="onRequest" xlink:title="Class Notes" xlink:href="../../../../../../Templates/Class%20Notes.ott" meta:date="2021-10-04T15:06:41.420295043"/>
  </office:meta>
</office:document-meta>
</file>